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2000001EE9E22BA0A.png"/>
  <manifest:file-entry manifest:media-type="image/png" manifest:full-path="Pictures/1000020100000364000001EB3A766C4B.png"/>
  <manifest:file-entry manifest:media-type="image/png" manifest:full-path="Pictures/100002010000036A000001EBDFD4965F.png"/>
  <manifest:file-entry manifest:media-type="image/png" manifest:full-path="Pictures/100002010000036A000001F0FA1A87E5.png"/>
  <manifest:file-entry manifest:media-type="image/png" manifest:full-path="Pictures/100002010000036F000001F193C497B3.png"/>
  <manifest:file-entry manifest:media-type="image/png" manifest:full-path="Pictures/100002010000036E000001EAE6467A24.png"/>
  <manifest:file-entry manifest:media-type="image/png" manifest:full-path="Pictures/100002010000036C000001F304089141.png"/>
  <manifest:file-entry manifest:media-type="image/png" manifest:full-path="Pictures/100002010000036C000001EEF23B4576.png"/>
  <manifest:file-entry manifest:media-type="image/png" manifest:full-path="Pictures/100002010000036D000001EB594B4CB4.png"/>
  <manifest:file-entry manifest:media-type="image/png" manifest:full-path="Pictures/1000020100000368000001E88FEB8033.png"/>
  <manifest:file-entry manifest:media-type="image/png" manifest:full-path="Pictures/100002010000036D000001E804E72697.png"/>
  <manifest:file-entry manifest:media-type="image/png" manifest:full-path="Pictures/100002010000036E000001F8903AF422.png"/>
  <manifest:file-entry manifest:media-type="image/png" manifest:full-path="Pictures/100002010000036A000001F2AA1984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12cm" draw:z-index="0"><draw:image xlink:href="Pictures/1000020100000368000001E88FEB8033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63cm" draw:z-index="1"><draw:image xlink:href="Pictures/1000020100000364000001EB3A766C4B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61cm" draw:z-index="2"><draw:image xlink:href="Pictures/100002010000036F000001F193C497B3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cm" draw:z-index="3"><draw:image xlink:href="Pictures/100002010000036E000001EAE6467A24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14cm" draw:z-index="4"><draw:image xlink:href="Pictures/100002010000036D000001EB594B4CB4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9cm" draw:z-index="5"><draw:image xlink:href="Pictures/100002010000036A000001F2AA198485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879cm" draw:z-index="6"><draw:image xlink:href="Pictures/100002010000036A000001F0FA1A87E5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8" text:anchor-type="paragraph" svg:width="8.601cm" svg:height="4.815cm" draw:z-index="7"><draw:image xlink:href="Pictures/1000020100000372000001EE9E22BA0A.pn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2" draw:name="immagini9" text:anchor-type="paragraph" svg:width="8.601cm" svg:height="4.898cm" draw:z-index="8"><draw:image xlink:href="Pictures/100002010000036C000001F304089141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10" text:anchor-type="paragraph" svg:width="8.601cm" svg:height="4.785cm" draw:z-index="9"><draw:image xlink:href="Pictures/100002010000036D000001E804E72697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11" text:anchor-type="paragraph" svg:width="8.601cm" svg:height="4.831cm" draw:z-index="10"><draw:image xlink:href="Pictures/100002010000036A000001EBDFD4965F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12" text:anchor-type="paragraph" svg:width="8.601cm" svg:height="4.849cm" draw:z-index="11"><draw:image xlink:href="Pictures/100002010000036C000001EEF23B4576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13" text:anchor-type="paragraph" svg:width="8.601cm" svg:height="4.935cm" draw:z-index="12"><draw:image xlink:href="Pictures/100002010000036E000001F8903AF422.png" xlink:type="simple" xlink:show="embed" xlink:actuate="onLoad"/></draw:frame></text:p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2T02:36:01.84</meta:creation-date>
    <meta:document-statistic meta:table-count="1" meta:image-count="13" meta:object-count="0" meta:page-count="2" meta:paragraph-count="0" meta:word-count="0" meta:character-count="0"/>
    <dc:date>2015-10-12T02:41:33.53</dc:date>
    <dc:creator>Giovanni Gallo</dc:creator>
    <meta:editing-duration>PT5M31S</meta:editing-duration>
    <meta:editing-cycles>1</meta:editing-cycles>
    <meta:generator>OpenOffice/4.1.1$Win32 OpenOffice.org_project/411m6$Build-9775</meta:generator>
  </office:meta>
</office:document-meta>
</file>